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40076"/>
    </style:style>
    <style:style style:name="P2" style:family="paragraph" style:parent-style-name="Standard">
      <style:paragraph-properties fo:text-align="center" style:justify-single-word="false"/>
      <style:text-properties officeooo:paragraph-rsid="00140076"/>
    </style:style>
    <style:style style:name="T1" style:family="text">
      <style:text-properties officeooo:rsid="00140076"/>
    </style:style>
    <style:style style:name="T2" style:family="text">
      <style:text-properties fo:font-weight="bold" officeooo:rsid="00140076" style:font-weight-asian="bold" style:font-weight-complex="bold"/>
    </style:style>
    <style:style style:name="T3" style:family="text">
      <style:text-properties officeooo:rsid="00193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در پ</text:span><text:span text:style-name="T2">ردازش و نمایش</text:span><text:span text:style-name="T1"> لیست </text:span><text:span text:style-name="T2">محصولات</text:span><text:span text:style-name="T1"> </text:span><text:span text:style-name="T2">صفحه اصلی</text:span><text:span text:style-name="T1"> توجه داشته باشی که محصولات چند مدل دارن <text:s/>و با کلاس توی سی اس اس مدل بندی شدن مثلا یک محصولی که تخفیف و موجودی رو به اتمام داره نمایشش با محصولی که تخفیف داره با موجودی زیاد یا با محصولی که اصلا تخفیف نداره و موجودی فراوان داره فرق داره باید کلاس های مخصوص به خودشون بهشون داده بشه </text:span></text:p>
      <text:p text:style-name="P1"/>
      <text:p text:style-name="P2">-------------------------------------------------------------------------------------------------------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6:11:33.800383745</meta:creation-date>
    <meta:generator>LibreOffice/7.0.3.1$Linux_X86_64 LibreOffice_project/00$Build-1</meta:generator>
    <dc:date>2021-05-04T16:16:11.355866252</dc:date>
    <meta:editing-duration>PT4M41S</meta:editing-duration>
    <meta:editing-cycles>6</meta:editing-cycles>
    <meta:document-statistic meta:table-count="0" meta:image-count="0" meta:object-count="0" meta:page-count="1" meta:paragraph-count="2" meta:word-count="69" meta:character-count="425" meta:non-whitespace-character-count="356"/>
  </office:meta>
</office:document-meta>
</file>